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style:font-name="Verdana" fo:font-size="9.25pt" fo:letter-spacing="normal" fo:font-style="normal" fo:font-weight="normal"/>
    </style:style>
    <style:style style:name="P2" style:family="paragraph" style:parent-style-name="Text_20_body">
      <style:paragraph-properties fo:margin-left="0in" fo:margin-right="0in" fo:margin-top="0.0457in" fo:margin-bottom="0.0457in" style:line-height-at-least="0.1465in" fo:text-indent="0in" style:auto-text-indent="false"/>
    </style:style>
    <style:style style:name="P3" style:family="paragraph" style:parent-style-name="Heading_20_3">
      <style:paragraph-properties fo:margin-left="0in" fo:margin-right="0in" style:line-height-at-least="0.1465in" fo:text-indent="0in" style:auto-text-indent="false"/>
      <style:text-properties fo:font-variant="normal" fo:text-transform="none" fo:color="#333333" style:font-name="Verdana" fo:letter-spacing="normal" fo:font-style="normal"/>
    </style:style>
    <style:style style:name="T1" style:family="text">
      <style:text-properties fo:font-variant="normal" fo:text-transform="none" fo:color="#333333" style:font-name="Verdana" fo:font-size="9.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you're reading this, you've committed the common error of burning candles and spilling wax onto your carpet or rug. So now that you're done slapping your forehead, let's fix the problem!</text:p>
      <text:h text:style-name="P3" text:outline-level="3">7 easy steps to remove wax from your carpet.</text:h>
      <text:p text:style-name="P2"><text:span text:style-name="Strong_20_Emphasis"><text:span text:style-name="T1">Note:</text:span></text:span><text:span text:style-name="T1"> If it's a valuable, handmade wool or silk rug, follow steps 1 and 2, then take the rug  </text:span><text:span text:style-name="Emphasis"><text:span text:style-name="T1">immediately</text:span></text:span><text:span text:style-name="T1"> to a professional cleaner. </text:span><text:span text:style-name="Emphasis"><text:span text:style-name="T1">This how-to is intended for ordinary household carpets.</text:span></text:span></text:p>
      <text:p text:style-name="P2"/>
      <text:p text:style-name="P1">1. As soon as possible, place a cold pack on the affected area to harden the wax. (about 10 minutes)</text:p>
      <text:p text:style-name="P1">2. When the wax is hard (not gummy) use a butter knife to scrape away as much of the hardened wax as you can.</text:p>
      <text:p text:style-name="P1">3. Use your best vacuum cleaner to suck up all the bits of loosened wax.</text:p>
      <text:p text:style-name="P1">4. Now place a thick, quality paper towel or brown paper (no print, please) on the area.</text:p>
      <text:p text:style-name="P1">5. Use your iron on a low setting (lower for man-made fibers than for wool), and iron the area through the paper. As you see the paper absorbing wax, move it to a fresh spot, being careful not to get any of the now-waxy paper on the carpet. Repeat until you see that no more wax is absorbing into the paper.</text:p>
      <text:p text:style-name="P1">6. A stain may remain from colored candles. Apply rubbing alcohol to the spot, blotting gently. If there is still some stain, iron the spot on a low setting through another fresh cloth. The cloth should absorb most if not all of the stain. Use carpet solvent to remove any shadow of stain, and continue to blot, taking care to follow directions on the bottle.</text:p>
      <text:p text:style-name="P1">7. Vacuum the area several times to raise the nap of the carpet, and cover with a clean towel while it dri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12T10:54:22</meta:creation-date>
    <meta:document-statistic meta:table-count="0" meta:image-count="0" meta:object-count="0" meta:page-count="1" meta:paragraph-count="11" meta:word-count="297" meta:character-count="1566"/>
    <dc:date>2015-02-12T10:54:40</dc:date>
    <dc:creator>Dorothy Snyder</dc:creator>
    <meta:editing-duration>PT19S</meta:editing-duration>
    <meta:editing-cycles>1</meta:editing-cycles>
    <meta:generator>OpenOffice/4.1.1$Unix OpenOffice.org_project/411m6$Build-9775</meta:generator>
  </office:meta>
</office:document-meta>
</file>